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svg:stroke-color="#800000" draw:fill="none" draw:fill-color="#ffffff" fo:min-height="1.134cm"/>
    </style:style>
    <style:style style:name="gr2" style:family="graphic">
      <style:graphic-properties svg:stroke-color="#800000" draw:textarea-horizontal-align="center" draw:textarea-vertical-align="middle"/>
    </style:style>
    <style:style style:name="gr3" style:family="graphic">
      <style:graphic-properties draw:fill="none" draw:fill-color="#ffffff" fo:min-height="1.134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5"/>
          <table:table-cell>
            <draw:caption draw:z-index="1" draw:style-name="gr1" svg:width="2.268cm" svg:height="1.134cm" svg:x="2.577cm" svg:y="0.265cm" draw:caption-point-x="-0.964cm" draw:caption-point-y="1.72cm">
              <text:p>Forward</text:p>
            </draw:caption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>
            <text:p>Clock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nstructio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W R1,0(R2)</text:p>
          </table:table-cell>
          <table:table-cell office:value-type="string">
            <text:p>IF</text:p>
          </table:table-cell>
          <table:table-cell office:value-type="string">
            <text:p>ID</text:p>
          </table:table-cell>
          <table:table-cell office:value-type="string">
            <text:p>EX</text:p>
          </table:table-cell>
          <table:table-cell office:value-type="string">
            <text:p>MEM</text:p>
            <draw:line table:end-cell-address="Sheet1.F6" table:end-x="1.337cm" table:end-y="0.24cm" draw:z-index="2" draw:style-name="gr2" draw:text-style-name="P1" svg:x1="1.337cm" svg:y1="0.108cm" svg:x2="1.337cm" svg:y2="0.69cm">
              <text:p/>
            </draw:line>
          </table:table-cell>
          <table:table-cell office:value-type="string">
            <text:p>W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DDI R1,R1,#1D</text:p>
          </table:table-cell>
          <table:table-cell/>
          <table:table-cell office:value-type="string">
            <text:p>IF</text:p>
          </table:table-cell>
          <table:table-cell office:value-type="string">
            <text:p>stall(R1 unknown)</text:p>
          </table:table-cell>
          <table:table-cell office:value-type="string">
            <text:p>ID(R1)</text:p>
          </table:table-cell>
          <table:table-cell office:value-type="string">
            <text:p>EX</text:p>
            <draw:line table:end-cell-address="Sheet1.G7" table:end-x="1.879cm" table:end-y="0.291cm" draw:z-index="0" draw:style-name="gr2" draw:text-style-name="P1" svg:x1="1.879cm" svg:y1="0.159cm" svg:x2="1.879cm" svg:y2="0.741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 0(R2),R1</text:p>
          </table:table-cell>
          <table:table-cell table:number-columns-repeated="3"/>
          <table:table-cell office:value-type="string">
            <text:p>IF</text:p>
          </table:table-cell>
          <table:table-cell office:value-type="string">
            <text:p>ID(R1)</text:p>
          </table:table-cell>
          <table:table-cell office:value-type="string">
            <text:p>EX</text:p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 R2,R2,#4</text:p>
          </table:table-cell>
          <table:table-cell table:number-columns-repeated="4"/>
          <table:table-cell office:value-type="string">
            <text:p>IF</text:p>
          </table:table-cell>
          <table:table-cell office:value-type="string">
            <text:p>ID</text:p>
          </table:table-cell>
          <table:table-cell office:value-type="string">
            <text:p>EX</text:p>
            <draw:line table:end-cell-address="Sheet1.I9" table:end-x="1.713cm" table:end-y="0.238cm" draw:z-index="3" draw:style-name="gr2" draw:text-style-name="P1" svg:x1="1.713cm" svg:y1="0.185cm" svg:x2="1.713cm" svg:y2="0.687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B R4,R3,R2</text:p>
          </table:table-cell>
          <table:table-cell table:number-columns-repeated="5"/>
          <table:table-cell office:value-type="string">
            <text:p>IF</text:p>
          </table:table-cell>
          <table:table-cell office:value-type="string">
            <text:p>ID (R2)</text:p>
          </table:table-cell>
          <table:table-cell office:value-type="string">
            <text:p>EX</text:p>
            <draw:line table:end-cell-address="Sheet1.K10" table:end-x="0.798cm" table:end-y="0.133cm" draw:z-index="4" draw:style-name="gr2" draw:text-style-name="P1" svg:x1="1.927cm" svg:y1="0.16cm" svg:x2="3.056cm" svg:y2="0.583cm">
              <text:p/>
            </draw:line>
          </table:table-cell>
          <table:table-cell office:value-type="string">
            <text:p>MEM</text:p>
          </table:table-cell>
          <table:table-cell office:value-type="string">
            <text:p>W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NEZ R4, Loop</text:p>
          </table:table-cell>
          <table:table-cell table:number-columns-repeated="6"/>
          <table:table-cell office:value-type="string">
            <text:p>stall(bus busy)</text:p>
          </table:table-cell>
          <table:table-cell office:value-type="string">
            <text:p>IF</text:p>
          </table:table-cell>
          <table:table-cell office:value-type="string">
            <text:p>ID(R4)</text:p>
          </table:table-cell>
          <table:table-cell office:value-type="string">
            <text:p>EX</text:p>
          </table:table-cell>
          <table:table-cell office:value-type="string">
            <text:p>MEM</text:p>
          </table:table-cell>
          <table:table-cell office:value-type="string">
            <text:p>WB</text:p>
          </table:table-cell>
        </table:table-row>
        <table:table-row table:style-name="ro1">
          <table:table-cell table:number-columns-repeated="8"/>
          <table:table-cell>
            <draw:caption draw:z-index="5" draw:style-name="gr3" svg:width="5.233cm" svg:height="1.873cm" svg:x="1.024cm" svg:y="1.588cm" draw:caption-point-x="-0.771cm" draw:caption-point-y="-1.534cm">
              <text:p>With new processor (dataram and coderam), the bus will not be busy</text:p>
              <text:p/>
            </draw:caption>
          </table:table-cell>
          <table:table-cell table:number-columns-repeated="3"/>
          <table:table-cell office:value-type="string">
            <text:p>(calcul du PC)</text:p>
          </table:table-cell>
          <table:table-cell office:value-type="string">
            <text:p>IF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7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ias </meta:initial-creator>
    <meta:creation-date>2011-03-09T15:11:50</meta:creation-date>
    <dc:date>2011-03-09T17:50:33</dc:date>
    <dc:creator>elias </dc:creator>
    <meta:editing-duration>PT01H59M55S</meta:editing-duration>
    <meta:editing-cycles>3</meta:editing-cycles>
    <meta:generator>OpenOffice.org/3.2$Linux OpenOffice.org_project/320m19$Build-9505</meta:generator>
    <meta:document-statistic meta:table-count="3" meta:cell-count="48" meta:object-count="6"/>
  </office:meta>
</office:document-meta>
</file>